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7764in"/>
    </style:style>
    <style:style style:name="co3" style:family="table-column">
      <style:table-column-properties fo:break-before="auto" style:column-width="3.8161in"/>
    </style:style>
    <style:style style:name="co4" style:family="table-column">
      <style:table-column-properties fo:break-before="auto" style:column-width="0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00cc33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No. Scan Buckets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table:style-name="ce1" office:value-type="string">
            <text:p>Base Period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">
          <table:table-cell/>
          <table:table-cell table:style-name="ce1" office:value-type="string">
            <text:p>max_ap_per_scan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/>
          <table:table-cell table:style-name="ce1" office:value-type="string">
            <text:p>report_threshold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table:style-name="ce2" office:value-type="string">
            <text:p>Index of first buck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B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" office:value-type="string">
            <text:p>Period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table:style-name="ce2" office:value-type="string">
            <text:p>Report Event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Number of channel buckets included in this scan bucket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Channel frequency of 1st channel in the bucket</text:p>
          </table:table-cell>
          <table:table-cell office:value-type="float" office:value="2412">
            <text:p>2412</text:p>
          </table:table-cell>
          <table:table-cell/>
        </table:table-row>
        <table:table-row table:style-name="ro1">
          <table:table-cell/>
          <table:table-cell office:value-type="string">
            <text:p>dwell time for 1st channel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passive/active 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hannel frequency of 2nd channel in the bucket</text:p>
          </table:table-cell>
          <table:table-cell office:value-type="float" office:value="2437">
            <text:p>2437</text:p>
          </table:table-cell>
          <table:table-cell/>
        </table:table-row>
        <table:table-row table:style-name="ro1">
          <table:table-cell/>
          <table:table-cell office:value-type="string">
            <text:p>dwell time for 2nd channel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passive/active 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hannel frequency of 3nd channel in the bucket</text:p>
          </table:table-cell>
          <table:table-cell office:value-type="float" office:value="2462">
            <text:p>2462</text:p>
          </table:table-cell>
          <table:table-cell/>
        </table:table-row>
        <table:table-row table:style-name="ro1">
          <table:table-cell/>
          <table:table-cell office:value-type="string">
            <text:p>dwell time for 3nd channel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passive/active 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hannel frequency of 4nd channel in the bucket</text:p>
          </table:table-cell>
          <table:table-cell office:value-type="float" office:value="2467">
            <text:p>2467</text:p>
          </table:table-cell>
          <table:table-cell/>
        </table:table-row>
        <table:table-row table:style-name="ro1">
          <table:table-cell/>
          <table:table-cell office:value-type="string">
            <text:p>dwell time for 4nd channe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passive/active 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" office:value-type="string">
            <text:p>Index of second scan buck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" office:value-type="string">
            <text:p>Ban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2" office:value-type="string">
            <text:p>Period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/>
          <table:table-cell table:style-name="ce2" office:value-type="string">
            <text:p>Report Even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" office:value-type="string">
            <text:p>Number of channel buckets included in this scan bucket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hannel frequency of 1st channel in the bucket</text:p>
          </table:table-cell>
          <table:table-cell office:value-type="float" office:value="5180">
            <text:p>5180</text:p>
          </table:table-cell>
          <table:table-cell/>
        </table:table-row>
        <table:table-row table:style-name="ro1">
          <table:table-cell/>
          <table:table-cell office:value-type="string">
            <text:p>dwell time for 1st channe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passive/active 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hannel frequency of 2nd channel in the bucket</text:p>
          </table:table-cell>
          <table:table-cell office:value-type="float" office:value="5220">
            <text:p>5220</text:p>
          </table:table-cell>
          <table:table-cell/>
        </table:table-row>
        <table:table-row table:style-name="ro1">
          <table:table-cell/>
          <table:table-cell office:value-type="string">
            <text:p>dwell time for 2nd channe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passive/active 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hannel frequency of 3nd channel in the bucket</text:p>
          </table:table-cell>
          <table:table-cell office:value-type="float" office:value="5200">
            <text:p>5200</text:p>
          </table:table-cell>
          <table:table-cell/>
        </table:table-row>
        <table:table-row table:style-name="ro1">
          <table:table-cell/>
          <table:table-cell office:value-type="string">
            <text:p>dwell time for 3nd channe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passive/active mode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>
            <text:p>No. Scan Bucket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table:style-name="ce1" office:value-type="string">
            <text:p>Base Period</text:p>
          </table:table-cell>
          <table:table-cell/>
          <table:table-cell table:number-columns-repeated="2" office:value-type="float" office:value="5000">
            <text:p>5000</text:p>
          </table:table-cell>
        </table:table-row>
        <table:table-row table:style-name="ro1">
          <table:table-cell/>
          <table:table-cell table:style-name="ce1" office:value-type="string">
            <text:p>max_ap_per_scan</text:p>
          </table:table-cell>
          <table:table-cell/>
          <table:table-cell table:number-columns-repeated="2" office:value-type="float" office:value="32">
            <text:p>32</text:p>
          </table:table-cell>
        </table:table-row>
        <table:table-row table:style-name="ro1">
          <table:table-cell/>
          <table:table-cell table:style-name="ce1" office:value-type="string">
            <text:p>report_threshold</text:p>
          </table:table-cell>
          <table:table-cell/>
          <table:table-cell table:number-columns-repeated="2" office:value-type="float" office:value="40">
            <text:p>40</text:p>
          </table:table-cell>
        </table:table-row>
        <table:table-row table:style-name="ro1">
          <table:table-cell/>
          <table:table-cell table:style-name="ce2"/>
          <table:table-cell/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table:style-name="ce4" office:value-type="string">
            <text:p>Index of first bucket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and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Period</text:p>
          </table:table-cell>
          <table:table-cell table:style-name="ce4"/>
          <table:table-cell table:number-columns-repeated="2" table:style-name="ce4" office:value-type="float" office:value="5000">
            <text:p>5000</text:p>
          </table:table-cell>
        </table:table-row>
        <table:table-row table:style-name="ro1">
          <table:table-cell/>
          <table:table-cell table:style-name="ce4" office:value-type="string">
            <text:p>Report Events</text:p>
          </table:table-cell>
          <table:table-cell table:style-name="ce4"/>
          <table:table-cell table:number-columns-repeated="2" table:style-name="ce4" office:value-type="float" office:value="2">
            <text:p>2</text:p>
          </table:table-cell>
        </table:table-row>
        <table:table-row table:style-name="ro1">
          <table:table-cell/>
          <table:table-cell table:style-name="ce4" table:number-columns-repeated="2"/>
          <table:table-cell table:number-columns-repeated="2" table:style-name="ce4" office:value-type="float" office:value="5000">
            <text:p>5000</text:p>
          </table:table-cell>
        </table:table-row>
        <table:table-row table:style-name="ro1">
          <table:table-cell/>
          <table:table-cell table:style-name="ce4" table:number-columns-repeated="2"/>
          <table:table-cell table:number-columns-repeated="2" table:style-name="ce4" office:value-type="float" office:value="2">
            <text:p>2</text:p>
          </table:table-cell>
        </table:table-row>
        <table:table-row table:style-name="ro1">
          <table:table-cell/>
          <table:table-cell table:style-name="ce4" table:number-columns-repeated="2"/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Number of channel buckets included in this scan bucket</text:p>
          </table:table-cell>
          <table:table-cell table:style-name="ce4"/>
          <table:table-cell table:number-columns-repeated="2" table:style-name="ce4"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Channel frequency of 1st channel in the bucket</text:p>
          </table:table-cell>
          <table:table-cell/>
          <table:table-cell table:number-columns-repeated="2" office:value-type="float" office:value="2412">
            <text:p>2412</text:p>
          </table:table-cell>
        </table:table-row>
        <table:table-row table:style-name="ro1">
          <table:table-cell/>
          <table:table-cell office:value-type="string">
            <text:p>dwell time for 1st channel</text:p>
          </table:table-cell>
          <table:table-cell/>
          <table:table-cell table:number-columns-repeated="2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annel frequency of 2nd channel in the bucket</text:p>
          </table:table-cell>
          <table:table-cell/>
          <table:table-cell table:number-columns-repeated="2" office:value-type="float" office:value="2417">
            <text:p>2417</text:p>
          </table:table-cell>
        </table:table-row>
        <table:table-row table:style-name="ro1">
          <table:table-cell/>
          <table:table-cell office:value-type="string">
            <text:p>dwell time for 2nd channel</text:p>
          </table:table-cell>
          <table:table-cell/>
          <table:table-cell table:number-columns-repeated="2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annel frequency of 3nd channel in the bucket</text:p>
          </table:table-cell>
          <table:table-cell/>
          <table:table-cell table:number-columns-repeated="2" office:value-type="float" office:value="2422">
            <text:p>2422</text:p>
          </table:table-cell>
        </table:table-row>
        <table:table-row table:style-name="ro1">
          <table:table-cell/>
          <table:table-cell office:value-type="string">
            <text:p>dwell time for 3nd channel</text:p>
          </table:table-cell>
          <table:table-cell/>
          <table:table-cell table:number-columns-repeated="2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annel frequency of 4nd channel in the bucket</text:p>
          </table:table-cell>
          <table:table-cell/>
          <table:table-cell table:number-columns-repeated="2" office:value-type="float" office:value="2427">
            <text:p>2427</text:p>
          </table:table-cell>
        </table:table-row>
        <table:table-row table:style-name="ro1">
          <table:table-cell/>
          <table:table-cell office:value-type="string">
            <text:p>dwell time for 4nd channel</text:p>
          </table:table-cell>
          <table:table-cell/>
          <table:table-cell table:number-columns-repeated="2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style-name="ce2"/>
          <table:table-cell/>
          <table:table-cell table:number-columns-repeated="2" office:value-type="float" office:value="2432">
            <text:p>243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37">
            <text:p>243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42">
            <text:p>244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47">
            <text:p>244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52">
            <text:p>245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57">
            <text:p>245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62">
            <text:p>246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67">
            <text:p>246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72">
            <text:p>247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484">
            <text:p>248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Index of 2<text:span text:style-name="T1">nd</text:span> bucket</text:p>
          </table:table-cell>
          <table:table-cell/>
          <table:table-cell table:number-columns-repeated="2"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string">
            <text:p>Band</text:p>
          </table:table-cell>
          <table:table-cell/>
          <table:table-cell table:number-columns-repeated="2"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Period</text:p>
          </table:table-cell>
          <table:table-cell/>
          <table:table-cell table:number-columns-repeated="2" table:style-name="ce2" office:value-type="float" office:value="5000">
            <text:p>5000</text:p>
          </table:table-cell>
        </table:table-row>
        <table:table-row table:style-name="ro1">
          <table:table-cell/>
          <table:table-cell table:style-name="ce2" office:value-type="string">
            <text:p>Report Events</text:p>
          </table:table-cell>
          <table:table-cell/>
          <table:table-cell table:number-columns-repeated="2" table:style-name="ce2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float" office:value="5000">
            <text:p>5000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Number of channel buckets included in this scan bucket</text:p>
          </table:table-cell>
          <table:table-cell/>
          <table:table-cell table:number-columns-repeated="2" table:style-name="ce2"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Channel frequency of 1st channel in the bucket</text:p>
          </table:table-cell>
          <table:table-cell/>
          <table:table-cell table:number-columns-repeated="2" office:value-type="float" office:value="5180">
            <text:p>5180</text:p>
          </table:table-cell>
        </table:table-row>
        <table:table-row table:style-name="ro1">
          <table:table-cell/>
          <table:table-cell office:value-type="string">
            <text:p>dwell time for 1st channel</text:p>
          </table:table-cell>
          <table:table-cell/>
          <table:table-cell table:number-columns-repeated="2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200">
            <text:p>52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220">
            <text:p>522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240">
            <text:p>524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260">
            <text:p>526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280">
            <text:p>528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300">
            <text:p>53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320">
            <text:p>532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500">
            <text:p>55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520">
            <text:p>552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540">
            <text:p>554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560">
            <text:p>556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580">
            <text:p>558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600">
            <text:p>56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620">
            <text:p>562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640">
            <text:p>564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Index of 3<text:span text:style-name="T1">rd</text:span> bucket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Band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Period</text:p>
          </table:table-cell>
          <table:table-cell table:style-name="ce2"/>
          <table:table-cell table:number-columns-repeated="2" table:style-name="ce2" office:value-type="float" office:value="5000">
            <text:p>5000</text:p>
          </table:table-cell>
        </table:table-row>
        <table:table-row table:style-name="ro1">
          <table:table-cell/>
          <table:table-cell table:style-name="ce2" office:value-type="string">
            <text:p>Report Event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 table:style-name="ce2" office:value-type="float" office:value="5000">
            <text:p>5000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Number of channel buckets included in this scan bucket</text:p>
          </table:table-cell>
          <table:table-cell table:style-name="ce2"/>
          <table:table-cell table:number-columns-repeated="2" table:style-name="ce2"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hannel frequency of 1st channel in the bucket</text:p>
          </table:table-cell>
          <table:table-cell/>
          <table:table-cell table:number-columns-repeated="2" office:value-type="float" office:value="5660">
            <text:p>5660</text:p>
          </table:table-cell>
        </table:table-row>
        <table:table-row table:style-name="ro1">
          <table:table-cell/>
          <table:table-cell office:value-type="string">
            <text:p>dwell time for 1st channel</text:p>
          </table:table-cell>
          <table:table-cell/>
          <table:table-cell table:number-columns-repeated="2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680">
            <text:p>568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700">
            <text:p>57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720">
            <text:p>572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745">
            <text:p>574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765">
            <text:p>576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785">
            <text:p>578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805">
            <text:p>580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825">
            <text:p>582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220">
            <text:p>5220</text:p>
          </table:table-cell>
        </table:table-row>
        <table:table-row table:style-name="ro1">
          <table:table-cell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560">
            <text:p>556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320">
            <text:p>532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560">
            <text:p>556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700">
            <text:p>570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720">
            <text:p>572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640">
            <text:p>564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280">
            <text:p>528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620">
            <text:p>562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720">
            <text:p>572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320">
            <text:p>532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220">
            <text:p>522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200">
            <text:p>520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700">
            <text:p>570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300">
            <text:p>530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765">
            <text:p>5765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11">
            <text:p>11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640">
            <text:p>564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300">
            <text:p>530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520">
            <text:p>5520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200">
            <text:p>520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13">
            <text:p>13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765">
            <text:p>5765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785">
            <text:p>5785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825">
            <text:p>5825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805">
            <text:p>5805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2" office:value-type="string">
            <text:p>Index of <text:s/>bucket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</table:table-row>
        <table:table-row table:style-name="ro1">
          <table:table-cell table:style-name="ce3"/>
          <table:table-cell table:style-name="ce2" office:value-type="string">
            <text:p>Ban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Perio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office:value-type="string">
            <text:p>Report Events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5000">
            <text:p>5000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2" office:value-type="string">
            <text:p>Number of channel buckets included in this scan bucket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/>
          <table:table-cell office:value-type="string">
            <text:p>Channel frequency of 1st channel in the bucket</text:p>
          </table:table-cell>
          <table:table-cell table:number-columns-repeated="2"/>
          <table:table-cell office:value-type="float" office:value="5765">
            <text:p>5765</text:p>
          </table:table-cell>
        </table:table-row>
        <table:table-row table:style-name="ro1">
          <table:table-cell table:style-name="ce3"/>
          <table:table-cell office:value-type="string">
            <text:p>dwell time for 1st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table:style-name="ce3"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hannel frequency of 2<text:span text:style-name="T1">nd</text:span> channel in the bucket</text:p>
          </table:table-cell>
          <table:table-cell table:number-columns-repeated="2"/>
          <table:table-cell office:value-type="float" office:value="5680">
            <text:p>5680</text:p>
          </table:table-cell>
        </table:table-row>
        <table:table-row table:style-name="ro2">
          <table:table-cell/>
          <table:table-cell office:value-type="string">
            <text:p>dwell time for 2<text:span text:style-name="T1">nd</text:span> channel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assive/active mode</text:p>
          </table:table-cell>
          <table:table-cell table:number-columns-repeated="2"/>
          <table:table-cell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5" office:value-type="float" office:value="5180">
            <text:p>5180</text:p>
          </table:table-cell>
          <table:table-cell/>
          <table:table-cell table:style-name="ce6"/>
        </table:table-row>
        <table:table-row table:style-name="ro1">
          <table:table-cell table:number-columns-repeated="2"/>
          <table:table-cell table:style-name="ce5" office:value-type="float" office:value="5200">
            <text:p>5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220">
            <text:p>52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240">
            <text:p>52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260">
            <text:p>52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280">
            <text:p>52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300">
            <text:p>5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320">
            <text:p>53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500">
            <text:p>5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520">
            <text:p>55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540">
            <text:p>55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0">
            <text:p>55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0">
            <text:p>55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0">
            <text:p>5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0">
            <text:p>56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0">
            <text:p>5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0">
            <text:p>56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0">
            <text:p>56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0">
            <text:p>57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0">
            <text:p>57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5">
            <text:p>57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5">
            <text:p>57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5">
            <text:p>57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5">
            <text:p>58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5">
            <text:p>58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1/29/2016</text:date>, <text:time>20:2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28S</meta:editing-duration>
    <meta:editing-cycles>158</meta:editing-cycles>
    <meta:generator>OpenOffice/4.1.2$Win32 OpenOffice.org_project/412m3$Build-9782</meta:generator>
    <dc:date>2016-01-29T20:29:17.30</dc:date>
    <meta:document-statistic meta:table-count="3" meta:cell-count="766" meta:object-count="0"/>
    <meta:user-defined meta:name="Info 1"/>
    <meta:user-defined meta:name="Info 2"/>
    <meta:user-defined meta:name="Info 3"/>
    <meta:user-defined meta:name="Info 4"/>
  </office:meta>
</office:document-meta>
</file>